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ositions" style:family="table">
      <style:table-properties style:width="17.013cm" fo:margin-left="0cm" fo:margin-right="-0.012cm" table:align="margins"/>
    </style:style>
    <style:style style:name="Positions.A" style:family="table-column">
      <style:table-column-properties style:column-width="3.175cm" style:rel-column-width="12230*"/>
    </style:style>
    <style:style style:name="Positions.B" style:family="table-column">
      <style:table-column-properties style:column-width="1.111cm" style:rel-column-width="4280*"/>
    </style:style>
    <style:style style:name="Positions.C" style:family="table-column">
      <style:table-column-properties style:column-width="8.463cm" style:rel-column-width="32601*"/>
    </style:style>
    <style:style style:name="Positions.D" style:family="table-column">
      <style:table-column-properties style:column-width="4.263cm" style:rel-column-width="16424*"/>
    </style:style>
    <style:style style:name="Position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ositions.D1" style:family="table-cell">
      <style:table-cell-properties fo:padding="0.097cm" fo:border="0.002cm solid #000000"/>
    </style:style>
    <style:style style:name="Positions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ositions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ositions.C2" style:family="table-cell">
      <style:table-cell-properties fo:padding="0.097cm" fo:border-left="0.002cm solid #000000" fo:border-right="none" fo:border-top="none" fo:border-bottom="0.002cm solid #000000"/>
    </style:style>
    <style:style style:name="Positions.D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Heading">
      <style:text-properties fo:font-size="12pt" style:font-size-asian="12pt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10.398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10.398cm"/>
          <style:tab-stop style:position="14.79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>
        <style:tab-stops>
          <style:tab-stop style:position="5.398cm"/>
          <style:tab-stop style:position="12.197cm"/>
        </style:tab-stops>
      </style:paragraph-properties>
      <style:text-properties fo:font-size="10p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11.113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11.113cm"/>
        </style:tab-stops>
      </style:paragraph-properties>
      <style:text-properties fo:font-size="8pt" style:text-underline-style="solid" style:text-underline-width="auto" style:text-underline-color="font-color" style:font-size-asian="8pt" style:font-size-complex="8pt"/>
    </style:style>
    <style:style style:name="P12" style:family="paragraph" style:parent-style-name="Standard">
      <style:paragraph-properties>
        <style:tab-stops>
          <style:tab-stop style:position="11.113cm"/>
        </style:tab-stops>
      </style:paragraph-properties>
      <style:text-properties fo:font-size="8pt" style:text-underline-style="none" style:font-size-asian="8pt" style:font-size-complex="8pt"/>
    </style:style>
    <style:style style:name="P13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14" style:family="paragraph" style:parent-style-name="Standard">
      <style:paragraph-properties>
        <style:tab-stops>
          <style:tab-stop style:position="10.425cm"/>
        </style:tab-stops>
      </style:paragraph-properties>
    </style:style>
    <style:style style:name="P15" style:family="paragraph" style:parent-style-name="Standard">
      <style:paragraph-properties fo:padding="0.074cm" fo:border-left="none" fo:border-right="none" fo:border-top="none" fo:border-bottom="0.002cm solid #000000" style:join-border="false">
        <style:tab-stops>
          <style:tab-stop style:position="10.398cm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2pt" style:font-size-asian="12pt" style:font-size-complex="12pt"/>
    </style:style>
    <style:style style:name="P17" style:family="paragraph" style:parent-style-name="Standard" style:master-page-name="">
      <style:paragraph-properties fo:margin-left="5.265cm" fo:margin-right="6.297cm" fo:text-indent="0cm" style:auto-text-indent="false" style:page-number="auto">
        <style:tab-stops>
          <style:tab-stop style:position="14cm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Standard">
      <style:paragraph-properties>
        <style:tab-stops>
          <style:tab-stop style:position="11.113cm"/>
        </style:tab-stops>
      </style:paragraph-properties>
      <style:text-properties fo:font-size="12pt" style:text-underline-style="non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font-size="8pt" style:text-underline-style="none" style:font-size-asian="8pt" style:font-size-complex="8pt"/>
    </style: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T Multiservice Busch</text:p>
      <text:p text:style-name="P10">Programming, Architecture, Support</text:p>
      <text:p text:style-name="P11"/>
      <text:p text:style-name="P7"><text:span text:style-name="T2">IT Multiservice Busch – Am Bauhof 15 – 31224 Peine </text:span><text:span text:style-name="T3"><text:s/><text:tab/></text:span></text:p>
      <text:p text:style-name="P12"/>
      <text:p text:style-name="P12"><text:tab/></text:p>
      <text:p text:style-name="P18">CSTx Software Engineering GmbH<text:tab/>IT Multiservice Busch</text:p>
      <text:p text:style-name="P10">Salzdahlumer Straße 196<text:tab/>Christian Busch</text:p>
      <text:p text:style-name="P10">38126 Braunschweig<text:tab/>Am Bauhof 15</text:p>
      <text:p text:style-name="P10"><text:tab/>31224 Peine</text:p>
      <text:p text:style-name="P10"/>
      <text:p text:style-name="P10"><text:tab/>Tel: 0176 – 59 59 88 44</text:p>
      <text:p text:style-name="P10"><text:tab/>Email: service@busch-peine.de</text:p>
      <text:p text:style-name="P10"/>
      <text:p text:style-name="P13">Rechnung</text:p>
      <text:p text:style-name="P5"/>
      <text:p text:style-name="P8">Datum: 30.5.2018</text:p>
      <text:p text:style-name="P8">Rechnung Nr. 201805-006</text:p>
      <text:p text:style-name="P8"/>
      <text:p text:style-name="P5"><text:s/></text:p>
      <table:table table:name="Positions" table:style-name="Positions">
        <table:table-column table:style-name="Positions.A"/>
        <table:table-column table:style-name="Positions.B"/>
        <table:table-column table:style-name="Positions.C"/>
        <table:table-column table:style-name="Positions.D"/>
        <table:table-header-rows>
          <table:table-row>
            <table:table-cell table:style-name="Positions.A1" office:value-type="string">
              <text:p text:style-name="P4">Datum</text:p>
            </table:table-cell>
            <table:table-cell table:style-name="Positions.A1" office:value-type="string">
              <text:p text:style-name="P4">Std.</text:p>
            </table:table-cell>
            <table:table-cell table:style-name="Positions.A1" office:value-type="string">
              <text:p text:style-name="P4">Leistung</text:p>
            </table:table-cell>
            <table:table-cell table:style-name="Positions.D1" office:value-type="string">
              <text:p text:style-name="P4">Betrag</text:p>
            </table:table-cell>
          </table:table-row>
        </table:table-header-rows>
        <table:table-row>
          <table:table-cell table:style-name="Positions.A2" office:value-type="date" office:date-value="2018-05-24">
            <text:p text:style-name="P1">24.05.18</text:p>
          </table:table-cell>
          <table:table-cell table:style-name="Positions.B2" office:value-type="float" office:value="5">
            <text:p text:style-name="P3">5</text:p>
          </table:table-cell>
          <table:table-cell table:style-name="Positions.C2" office:value-type="string">
            <text:p text:style-name="P1">Support Ruby On Rails</text:p>
          </table:table-cell>
          <table:table-cell table:style-name="Positions.D2" office:value-type="currency" office:currency="EUR" office:value="100">
            <text:p text:style-name="P2">100,00 €</text:p>
          </table:table-cell>
        </table:table-row>
        <table:table-row>
          <table:table-cell table:style-name="Positions.A2" office:value-type="date" office:date-value="2018-05-30">
            <text:p text:style-name="P1">30.05.18</text:p>
          </table:table-cell>
          <table:table-cell table:style-name="Positions.B2" office:value-type="float" office:value="4">
            <text:p text:style-name="P3">4</text:p>
          </table:table-cell>
          <table:table-cell table:style-name="Positions.C2" office:value-type="string">
            <text:p text:style-name="P1">Support Ruby On Rails</text:p>
          </table:table-cell>
          <table:table-cell table:style-name="Positions.D2" office:value-type="currency" office:currency="EUR" office:value="80">
            <text:p text:style-name="P2">80,00 €</text:p>
          </table:table-cell>
        </table:table-row>
        <table:table-row>
          <table:table-cell table:style-name="Positions.C2" office:value-type="string">
            <text:p text:style-name="P1">Summe</text:p>
          </table:table-cell>
          <table:table-cell table:style-name="Positions.B2" office:value-type="float" office:value="5">
            <text:p text:style-name="P3">5</text:p>
          </table:table-cell>
          <table:table-cell table:style-name="Positions.C2" office:value-type="string">
            <text:p text:style-name="P1"/>
          </table:table-cell>
          <table:table-cell table:style-name="Positions.D2" office:value-type="currency" office:currency="EUR" office:value="180">
            <text:p text:style-name="P2">180,00 €</text:p>
          </table:table-cell>
        </table:table-row>
      </table:table>
      <text:p text:style-name="P5"/>
      <text:p text:style-name="P5"/>
      <text:p text:style-name="P16"/>
      <text:p text:style-name="P17"><text:tab/></text:p>
      <text:p text:style-name="P7">Bitte überweisen Sie den Gesamtbetrag<text:tab/>Netto: <text:tab/> 100,00 €</text:p>
      <text:p text:style-name="P7">innerhalb von 14 Tagen<text:tab/>zzgl. 19% Ust.<text:tab/> <text:s text:c="2"/>19,00 €</text:p>
      <text:p text:style-name="P14">nach Erhalt dieser Rechnung.<text:tab/><text:span text:style-name="T1">Gesamtbetrag</text:span><text:tab/> <text:s text:c="10"/><text:span text:style-name="T1">119,00 €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/>
      <text:p text:style-name="P9">IT Multiservice Busch<text:tab/>Postbank Peine<text:tab/>Finanzamt Peine</text:p>
      <text:p text:style-name="P9">Christian Busch<text:tab/>BIC: PBNKDEFF<text:tab/>St.Nr. 38/107/05324</text:p>
      <text:p text:style-name="P9">Am Bauhof 15<text:tab/>Konto: 854428306</text:p>
      <text:p text:style-name="P9">31224 Peine<text:tab/>IBAN: DE58 2501 0030 0854 4283 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de" fo:country="DE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nos" fo:font-size="14pt" fo:font-weight="bold" style:font-name-asian="DejaVu Sans Condensed" style:font-size-asian="14pt" style:font-weight-asian="bold" style:font-name-complex="DejaVu Sans Condense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Busch</meta:initial-creator>
    <meta:creation-date>2017-04-27T21:44:23</meta:creation-date>
    <dc:date>2018-05-30T00:11:05</dc:date>
    <dc:creator>Christian Busch</dc:creator>
    <meta:editing-duration>PT3H26M17S</meta:editing-duration>
    <meta:editing-cycles>18</meta:editing-cycles>
    <meta:generator>OpenOffice/4.1.5$Unix OpenOffice.org_project/415m1$Build-9789</meta:generator>
    <meta:document-statistic meta:table-count="1" meta:image-count="0" meta:object-count="0" meta:page-count="1" meta:paragraph-count="37" meta:word-count="125" meta:character-count="797"/>
  </office:meta>
</office:document-meta>
</file>